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stupni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nf</text:p>
          </table:table-cell>
          <table:table-cell table:number-columns-repeated="4"/>
          <table:table-cell office:value-type="string" calcext:value-type="string">
            <text:p>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U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Ube 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 mA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be 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 m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float" office:value="0.4915" calcext:value-type="float">
            <text:p>0.4915</text:p>
          </table:table-cell>
          <table:table-cell table:formula="of:=0.0005*[.B7]+3*0.0001" office:value-type="float" office:value="0.00054575" calcext:value-type="float">
            <text:p>0.00054575</text:p>
          </table:table-cell>
          <table:table-cell office:value-type="float" office:value="0.02" calcext:value-type="float">
            <text:p>0.02</text:p>
          </table:table-cell>
          <table:table-cell table:formula="of:=0.003*[.D7]+0.03" office:value-type="float" office:value="0.03006" calcext:value-type="float">
            <text:p>0.03006</text:p>
          </table:table-cell>
          <table:table-cell table:number-columns-repeated="2"/>
          <table:table-cell office:value-type="float" office:value="0.085" calcext:value-type="float">
            <text:p>0.085</text:p>
          </table:table-cell>
          <table:table-cell table:formula="of:=0.0005*[.H7]+3*0.0001" office:value-type="float" office:value="0.0003425" calcext:value-type="float">
            <text:p>0.0003425</text:p>
          </table:table-cell>
          <table:table-cell office:value-type="float" office:value="0.02" calcext:value-type="float">
            <text:p>0.02</text:p>
          </table:table-cell>
          <table:table-cell table:formula="of:=0.003*[.J7]+0.03" office:value-type="float" office:value="0.03006" calcext:value-type="float">
            <text:p>0.03006</text:p>
          </table:table-cell>
        </table:table-row>
        <table:table-row table:style-name="ro1">
          <table:table-cell/>
          <table:table-cell office:value-type="float" office:value="0.5331" calcext:value-type="float">
            <text:p>0.5331</text:p>
          </table:table-cell>
          <table:table-cell table:formula="of:=0.0005*[.B8]+3*0.0001" office:value-type="float" office:value="0.00056655" calcext:value-type="float">
            <text:p>0.00056655</text:p>
          </table:table-cell>
          <table:table-cell office:value-type="float" office:value="0.03" calcext:value-type="float">
            <text:p>0.03</text:p>
          </table:table-cell>
          <table:table-cell table:formula="of:=0.003*[.D8]+0.03" office:value-type="float" office:value="0.03009" calcext:value-type="float">
            <text:p>0.03009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table:formula="of:=0.0005*[.H8]+3*0.0001" office:value-type="float" office:value="0.00049" calcext:value-type="float">
            <text:p>0.00049</text:p>
          </table:table-cell>
          <table:table-cell office:value-type="float" office:value="0.02" calcext:value-type="float">
            <text:p>0.02</text:p>
          </table:table-cell>
          <table:table-cell table:formula="of:=0.003*[.J8]+0.03" office:value-type="float" office:value="0.03006" calcext:value-type="float">
            <text:p>0.03006</text:p>
          </table:table-cell>
        </table:table-row>
        <table:table-row table:style-name="ro1">
          <table:table-cell/>
          <table:table-cell office:value-type="float" office:value="0.5886" calcext:value-type="float">
            <text:p>0.5886</text:p>
          </table:table-cell>
          <table:table-cell table:formula="of:=0.0005*[.B9]+3*0.0001" office:value-type="float" office:value="0.0005943" calcext:value-type="float">
            <text:p>0.0005943</text:p>
          </table:table-cell>
          <table:table-cell office:value-type="float" office:value="0.11" calcext:value-type="float">
            <text:p>0.11</text:p>
          </table:table-cell>
          <table:table-cell table:formula="of:=0.003*[.D9]+0.03" office:value-type="float" office:value="0.03033" calcext:value-type="float">
            <text:p>0.03033</text:p>
          </table:table-cell>
          <table:table-cell table:number-columns-repeated="2"/>
          <table:table-cell office:value-type="float" office:value="0.6237" calcext:value-type="float">
            <text:p>0.6237</text:p>
          </table:table-cell>
          <table:table-cell table:formula="of:=0.0005*[.H9]+3*0.0001" office:value-type="float" office:value="0.00061185" calcext:value-type="float">
            <text:p>0.00061185</text:p>
          </table:table-cell>
          <table:table-cell office:value-type="float" office:value="0.04" calcext:value-type="float">
            <text:p>0.04</text:p>
          </table:table-cell>
          <table:table-cell table:formula="of:=0.003*[.J9]+0.03" office:value-type="float" office:value="0.03012" calcext:value-type="float">
            <text:p>0.03012</text:p>
          </table:table-cell>
        </table:table-row>
        <table:table-row table:style-name="ro1">
          <table:table-cell/>
          <table:table-cell office:value-type="float" office:value="0.6432" calcext:value-type="float">
            <text:p>0.6432</text:p>
          </table:table-cell>
          <table:table-cell table:formula="of:=0.0005*[.B10]+3*0.0001" office:value-type="float" office:value="0.0006216" calcext:value-type="float">
            <text:p>0.0006216</text:p>
          </table:table-cell>
          <table:table-cell office:value-type="float" office:value="0.52" calcext:value-type="float">
            <text:p>0.52</text:p>
          </table:table-cell>
          <table:table-cell table:formula="of:=0.003*[.D10]+0.03" office:value-type="float" office:value="0.03156" calcext:value-type="float">
            <text:p>0.03156</text:p>
          </table:table-cell>
          <table:table-cell table:number-columns-repeated="2"/>
          <table:table-cell office:value-type="float" office:value="0.6529" calcext:value-type="float">
            <text:p>0.6529</text:p>
          </table:table-cell>
          <table:table-cell table:formula="of:=0.0005*[.H10]+3*0.0001" office:value-type="float" office:value="0.00062645" calcext:value-type="float">
            <text:p>0.00062645</text:p>
          </table:table-cell>
          <table:table-cell office:value-type="float" office:value="0.2" calcext:value-type="float">
            <text:p>0.2</text:p>
          </table:table-cell>
          <table:table-cell table:formula="of:=0.003*[.J10]+0.03" office:value-type="float" office:value="0.0306" calcext:value-type="float">
            <text:p>0.0306</text:p>
          </table:table-cell>
        </table:table-row>
        <table:table-row table:style-name="ro1">
          <table:table-cell/>
          <table:table-cell office:value-type="float" office:value="0.6873" calcext:value-type="float">
            <text:p>0.6873</text:p>
          </table:table-cell>
          <table:table-cell table:formula="of:=0.0005*[.B11]+3*0.0001" office:value-type="float" office:value="0.00064365" calcext:value-type="float">
            <text:p>0.00064365</text:p>
          </table:table-cell>
          <table:table-cell office:value-type="float" office:value="1.87" calcext:value-type="float">
            <text:p>1.87</text:p>
          </table:table-cell>
          <table:table-cell table:formula="of:=0.003*[.D11]+0.03" office:value-type="float" office:value="0.03561" calcext:value-type="float">
            <text:p>0.03561</text:p>
          </table:table-cell>
          <table:table-cell table:number-columns-repeated="2"/>
          <table:table-cell office:value-type="float" office:value="0.6781" calcext:value-type="float">
            <text:p>0.6781</text:p>
          </table:table-cell>
          <table:table-cell table:formula="of:=0.0005*[.H11]+3*0.0001" office:value-type="float" office:value="0.00063905" calcext:value-type="float">
            <text:p>0.00063905</text:p>
          </table:table-cell>
          <table:table-cell office:value-type="float" office:value="0.96" calcext:value-type="float">
            <text:p>0.96</text:p>
          </table:table-cell>
          <table:table-cell table:formula="of:=0.003*[.J11]+0.03" office:value-type="float" office:value="0.03288" calcext:value-type="float">
            <text:p>0.03288</text:p>
          </table:table-cell>
        </table:table-row>
        <table:table-row table:style-name="ro1">
          <table:table-cell/>
          <table:table-cell office:value-type="float" office:value="0.6973" calcext:value-type="float">
            <text:p>0.6973</text:p>
          </table:table-cell>
          <table:table-cell table:formula="of:=0.0005*[.B12]+3*0.0001" office:value-type="float" office:value="0.00064865" calcext:value-type="float">
            <text:p>0.00064865</text:p>
          </table:table-cell>
          <table:table-cell office:value-type="float" office:value="2.47" calcext:value-type="float">
            <text:p>2.47</text:p>
          </table:table-cell>
          <table:table-cell table:formula="of:=0.003*[.D12]+0.03" office:value-type="float" office:value="0.03741" calcext:value-type="float">
            <text:p>0.03741</text:p>
          </table:table-cell>
          <table:table-cell table:number-columns-repeated="2"/>
          <table:table-cell office:value-type="float" office:value="0.701" calcext:value-type="float">
            <text:p>0.701</text:p>
          </table:table-cell>
          <table:table-cell table:formula="of:=0.0005*[.H12]+3*0.0001" office:value-type="float" office:value="0.0006505" calcext:value-type="float">
            <text:p>0.0006505</text:p>
          </table:table-cell>
          <table:table-cell office:value-type="float" office:value="2.27" calcext:value-type="float">
            <text:p>2.27</text:p>
          </table:table-cell>
          <table:table-cell table:formula="of:=0.003*[.J12]+0.03" office:value-type="float" office:value="0.03681" calcext:value-type="float">
            <text:p>0.03681</text:p>
          </table:table-cell>
        </table:table-row>
        <table:table-row table:style-name="ro1">
          <table:table-cell/>
          <table:table-cell office:value-type="float" office:value="0.768" calcext:value-type="float">
            <text:p>0.768</text:p>
          </table:table-cell>
          <table:table-cell table:formula="of:=0.0005*[.B13]+3*0.0001" office:value-type="float" office:value="0.000684" calcext:value-type="float">
            <text:p>0.000684</text:p>
          </table:table-cell>
          <table:table-cell office:value-type="float" office:value="18.2" calcext:value-type="float">
            <text:p>18.2</text:p>
          </table:table-cell>
          <table:table-cell table:formula="of:=0.003*[.D13]+0.03" office:value-type="float" office:value="0.0846" calcext:value-type="float">
            <text:p>0.0846</text:p>
          </table:table-cell>
          <table:table-cell table:number-columns-repeated="2"/>
          <table:table-cell office:value-type="float" office:value="0.7125" calcext:value-type="float">
            <text:p>0.7125</text:p>
          </table:table-cell>
          <table:table-cell table:formula="of:=0.0005*[.H13]+3*0.0001" office:value-type="float" office:value="0.00065625" calcext:value-type="float">
            <text:p>0.00065625</text:p>
          </table:table-cell>
          <table:table-cell office:value-type="float" office:value="3.25" calcext:value-type="float">
            <text:p>3.25</text:p>
          </table:table-cell>
          <table:table-cell table:formula="of:=0.003*[.J13]+0.03" office:value-type="float" office:value="0.03975" calcext:value-type="float">
            <text:p>0.03975</text:p>
          </table:table-cell>
        </table:table-row>
        <table:table-row table:style-name="ro1">
          <table:table-cell/>
          <table:table-cell office:value-type="float" office:value="0.7712" calcext:value-type="float">
            <text:p>0.7712</text:p>
          </table:table-cell>
          <table:table-cell table:formula="of:=0.0005*[.B14]+3*0.0001" office:value-type="float" office:value="0.0006856" calcext:value-type="float">
            <text:p>0.0006856</text:p>
          </table:table-cell>
          <table:table-cell office:value-type="float" office:value="19.9" calcext:value-type="float">
            <text:p>19.9</text:p>
          </table:table-cell>
          <table:table-cell table:formula="of:=0.003*[.D14]+0.03" office:value-type="float" office:value="0.0897" calcext:value-type="float">
            <text:p>0.0897</text:p>
          </table:table-cell>
          <table:table-cell table:number-columns-repeated="2"/>
          <table:table-cell office:value-type="float" office:value="0.727" calcext:value-type="float">
            <text:p>0.727</text:p>
          </table:table-cell>
          <table:table-cell table:formula="of:=0.0005*[.H14]+3*0.0001" office:value-type="float" office:value="0.0006635" calcext:value-type="float">
            <text:p>0.0006635</text:p>
          </table:table-cell>
          <table:table-cell office:value-type="float" office:value="5.2" calcext:value-type="float">
            <text:p>5.2</text:p>
          </table:table-cell>
          <table:table-cell table:formula="of:=0.003*[.J14]+0.03" office:value-type="float" office:value="0.0456" calcext:value-type="float">
            <text:p>0.0456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0.0005*[.B15]+3*0.0001" office:value-type="float" office:value="0.0007" calcext:value-type="float">
            <text:p>0.0007</text:p>
          </table:table-cell>
          <table:table-cell office:value-type="float" office:value="39.04" calcext:value-type="float">
            <text:p>39.04</text:p>
          </table:table-cell>
          <table:table-cell table:formula="of:=0.003*[.D15]+0.03" office:value-type="float" office:value="0.14712" calcext:value-type="float">
            <text:p>0.14712</text:p>
          </table:table-cell>
          <table:table-cell table:number-columns-repeated="2"/>
          <table:table-cell office:value-type="float" office:value="0.7605" calcext:value-type="float">
            <text:p>0.7605</text:p>
          </table:table-cell>
          <table:table-cell table:formula="of:=0.0005*[.H15]+3*0.0001" office:value-type="float" office:value="0.00068025" calcext:value-type="float">
            <text:p>0.00068025</text:p>
          </table:table-cell>
          <table:table-cell office:value-type="float" office:value="14" calcext:value-type="float">
            <text:p>14</text:p>
          </table:table-cell>
          <table:table-cell table:formula="of:=0.003*[.J15]+0.03" office:value-type="float" office:value="0.072" calcext:value-type="float">
            <text:p>0.072</text:p>
          </table:table-cell>
        </table:table-row>
        <table:table-row table:style-name="ro1">
          <table:table-cell table:number-columns-repeated="7"/>
          <table:table-cell office:value-type="float" office:value="0.775" calcext:value-type="float">
            <text:p>0.775</text:p>
          </table:table-cell>
          <table:table-cell table:formula="of:=0.0005*[.H16]+3*0.0001" office:value-type="float" office:value="0.0006875" calcext:value-type="float">
            <text:p>0.0006875</text:p>
          </table:table-cell>
          <table:table-cell office:value-type="float" office:value="20.64" calcext:value-type="float">
            <text:p>20.64</text:p>
          </table:table-cell>
          <table:table-cell table:formula="of:=0.003*[.J16]+0.03" office:value-type="float" office:value="0.09192" calcext:value-type="float">
            <text:p>0.09192</text:p>
          </table:table-cell>
        </table:table-row>
        <table:table-row table:style-name="ro1">
          <table:table-cell table:number-columns-repeated="7"/>
          <table:table-cell office:value-type="float" office:value="0.7818" calcext:value-type="float">
            <text:p>0.7818</text:p>
          </table:table-cell>
          <table:table-cell table:formula="of:=0.0005*[.H17]+3*0.0001" office:value-type="float" office:value="0.0006909" calcext:value-type="float">
            <text:p>0.0006909</text:p>
          </table:table-cell>
          <table:table-cell office:value-type="float" office:value="24.6" calcext:value-type="float">
            <text:p>24.6</text:p>
          </table:table-cell>
          <table:table-cell table:formula="of:=0.003*[.J17]+0.03" office:value-type="float" office:value="0.1038" calcext:value-type="float">
            <text:p>0.1038</text:p>
          </table:table-cell>
        </table:table-row>
        <table:table-row table:style-name="ro1">
          <table:table-cell table:number-columns-repeated="7"/>
          <table:table-cell office:value-type="float" office:value="0.7995" calcext:value-type="float">
            <text:p>0.7995</text:p>
          </table:table-cell>
          <table:table-cell table:formula="of:=0.0005*[.H18]+3*0.0001" office:value-type="float" office:value="0.00069975" calcext:value-type="float">
            <text:p>0.00069975</text:p>
          </table:table-cell>
          <table:table-cell office:value-type="float" office:value="37.7" calcext:value-type="float">
            <text:p>37.7</text:p>
          </table:table-cell>
          <table:table-cell table:formula="of:=0.003*[.J18]+0.03" office:value-type="float" office:value="0.1431" calcext:value-type="float">
            <text:p>0.1431</text:p>
          </table:table-cell>
        </table:table-row>
      </table:table>
      <table:table table:name="vystupni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hm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b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2"/>
          <table:table-cell office:value-type="string" calcext:value-type="string">
            <text:p>Ib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A</text:p>
          </table:table-cell>
          <table:table-cell table:number-columns-repeated="2"/>
          <table:table-cell office:value-type="string" calcext:value-type="string">
            <text:p>Ib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Uce 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c m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ce 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c m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ce 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c m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float" office:value="1.00482" calcext:value-type="float">
            <text:p>1.00482</text:p>
          </table:table-cell>
          <table:table-cell table:formula="of:=(0.0038*[.B7]+0.0006*10)/100" office:value-type="float" office:value="0.00009818316" calcext:value-type="float">
            <text:p>9.818316E-005</text:p>
          </table:table-cell>
          <table:table-cell office:value-type="float" office:value="12.3" calcext:value-type="float">
            <text:p>12.3</text:p>
          </table:table-cell>
          <table:table-cell table:formula="of:=(0.055*[.D7]+0.006*100)/100" office:value-type="float" office:value="0.012765" calcext:value-type="float">
            <text:p>0.012765</text:p>
          </table:table-cell>
          <table:table-cell/>
          <table:table-cell office:value-type="float" office:value="8.765" calcext:value-type="float">
            <text:p>8.765</text:p>
          </table:table-cell>
          <table:table-cell table:formula="of:=(0.0038*[.G7]+0.0006*10)/100" office:value-type="float" office:value="0.00039307" calcext:value-type="float">
            <text:p>0.00039307</text:p>
          </table:table-cell>
          <table:table-cell office:value-type="float" office:value="26.337" calcext:value-type="float">
            <text:p>26.337</text:p>
          </table:table-cell>
          <table:table-cell table:formula="of:=(0.055*[.I7]+0.006*100)/100" office:value-type="float" office:value="0.02048535" calcext:value-type="float">
            <text:p>0.02048535</text:p>
          </table:table-cell>
          <table:table-cell/>
          <table:table-cell office:value-type="float" office:value="8.2025" calcext:value-type="float">
            <text:p>8.2025</text:p>
          </table:table-cell>
          <table:table-cell table:formula="of:=(0.0038*[.L7]+0.0006*10)/100" office:value-type="float" office:value="0.000371695" calcext:value-type="float">
            <text:p>0.000371695</text:p>
          </table:table-cell>
          <table:table-cell office:value-type="float" office:value="39.537" calcext:value-type="float">
            <text:p>39.537</text:p>
          </table:table-cell>
          <table:table-cell table:formula="of:=(0.055*[.N7]+0.006*100)/100" office:value-type="float" office:value="0.02774535" calcext:value-type="float">
            <text:p>0.02774535</text:p>
          </table:table-cell>
        </table:table-row>
        <table:table-row table:style-name="ro1">
          <table:table-cell/>
          <table:table-cell office:value-type="float" office:value="1.5053" calcext:value-type="float">
            <text:p>1.5053</text:p>
          </table:table-cell>
          <table:table-cell table:formula="of:=(0.0038*[.B8]+0.0006*10)/100" office:value-type="float" office:value="0.0001172014" calcext:value-type="float">
            <text:p>0.0001172014</text:p>
          </table:table-cell>
          <table:table-cell office:value-type="float" office:value="12.32" calcext:value-type="float">
            <text:p>12.32</text:p>
          </table:table-cell>
          <table:table-cell table:formula="of:=(0.055*[.D8]+0.006*100)/100" office:value-type="float" office:value="0.012776" calcext:value-type="float">
            <text:p>0.012776</text:p>
          </table:table-cell>
          <table:table-cell/>
          <table:table-cell office:value-type="float" office:value="2.306" calcext:value-type="float">
            <text:p>2.306</text:p>
          </table:table-cell>
          <table:table-cell table:formula="of:=(0.0038*[.G8]+0.0006*10)/100" office:value-type="float" office:value="0.000147628" calcext:value-type="float">
            <text:p>0.000147628</text:p>
          </table:table-cell>
          <table:table-cell office:value-type="float" office:value="25.737" calcext:value-type="float">
            <text:p>25.737</text:p>
          </table:table-cell>
          <table:table-cell table:formula="of:=(0.055*[.I8]+0.006*100)/100" office:value-type="float" office:value="0.02015535" calcext:value-type="float">
            <text:p>0.02015535</text:p>
          </table:table-cell>
          <table:table-cell/>
          <table:table-cell office:value-type="float" office:value="1.0949" calcext:value-type="float">
            <text:p>1.0949</text:p>
          </table:table-cell>
          <table:table-cell table:formula="of:=(0.0038*[.L8]+0.0006*10)/100" office:value-type="float" office:value="0.0001016062" calcext:value-type="float">
            <text:p>0.0001016062</text:p>
          </table:table-cell>
          <table:table-cell office:value-type="float" office:value="38.25" calcext:value-type="float">
            <text:p>38.25</text:p>
          </table:table-cell>
          <table:table-cell table:formula="of:=(0.055*[.N8]+0.006*100)/100" office:value-type="float" office:value="0.0270375" calcext:value-type="float">
            <text:p>0.0270375</text:p>
          </table:table-cell>
        </table:table-row>
        <table:table-row table:style-name="ro1">
          <table:table-cell/>
          <table:table-cell office:value-type="float" office:value="2.0155" calcext:value-type="float">
            <text:p>2.0155</text:p>
          </table:table-cell>
          <table:table-cell table:formula="of:=(0.0038*[.B9]+0.0006*10)/100" office:value-type="float" office:value="0.000136589" calcext:value-type="float">
            <text:p>0.000136589</text:p>
          </table:table-cell>
          <table:table-cell office:value-type="float" office:value="12.345" calcext:value-type="float">
            <text:p>12.345</text:p>
          </table:table-cell>
          <table:table-cell table:formula="of:=(0.055*[.D9]+0.006*100)/100" office:value-type="float" office:value="0.01278975" calcext:value-type="float">
            <text:p>0.01278975</text:p>
          </table:table-cell>
          <table:table-cell/>
          <table:table-cell office:value-type="float" office:value="1.06092" calcext:value-type="float">
            <text:p>1.06092</text:p>
          </table:table-cell>
          <table:table-cell table:formula="of:=(0.0038*[.G9]+0.0006*10)/100" office:value-type="float" office:value="0.00010031496" calcext:value-type="float">
            <text:p>0.000100315</text:p>
          </table:table-cell>
          <table:table-cell office:value-type="float" office:value="25.583" calcext:value-type="float">
            <text:p>25.583</text:p>
          </table:table-cell>
          <table:table-cell table:formula="of:=(0.055*[.I9]+0.006*100)/100" office:value-type="float" office:value="0.02007065" calcext:value-type="float">
            <text:p>0.02007065</text:p>
          </table:table-cell>
          <table:table-cell/>
          <table:table-cell office:value-type="float" office:value="0.8068" calcext:value-type="float">
            <text:p>0.8068</text:p>
          </table:table-cell>
          <table:table-cell table:formula="of:=(0.0045*[.L9]+0.0008*1)/100" office:value-type="float" office:value="0.000044306" calcext:value-type="float">
            <text:p>0.000044306</text:p>
          </table:table-cell>
          <table:table-cell office:value-type="float" office:value="38.161" calcext:value-type="float">
            <text:p>38.161</text:p>
          </table:table-cell>
          <table:table-cell table:formula="of:=(0.055*[.N9]+0.006*100)/100" office:value-type="float" office:value="0.02698855" calcext:value-type="float">
            <text:p>0.02698855</text:p>
          </table:table-cell>
        </table:table-row>
        <table:table-row table:style-name="ro1">
          <table:table-cell/>
          <table:table-cell office:value-type="float" office:value="7.5646" calcext:value-type="float">
            <text:p>7.5646</text:p>
          </table:table-cell>
          <table:table-cell table:formula="of:=(0.0038*[.B10]+0.0006*10)/100" office:value-type="float" office:value="0.0003474548" calcext:value-type="float">
            <text:p>0.0003474548</text:p>
          </table:table-cell>
          <table:table-cell office:value-type="float" office:value="12.538" calcext:value-type="float">
            <text:p>12.538</text:p>
          </table:table-cell>
          <table:table-cell table:formula="of:=(0.055*[.D10]+0.006*100)/100" office:value-type="float" office:value="0.0128959" calcext:value-type="float">
            <text:p>0.0128959</text:p>
          </table:table-cell>
          <table:table-cell/>
          <table:table-cell office:value-type="float" office:value="0.36113" calcext:value-type="float">
            <text:p>0.36113</text:p>
          </table:table-cell>
          <table:table-cell table:formula="of:=(0.0045*[.G10]+0.0008*1)/100" office:value-type="float" office:value="0.00002425085" calcext:value-type="float">
            <text:p>2.425085E-005</text:p>
          </table:table-cell>
          <table:table-cell office:value-type="float" office:value="25.452" calcext:value-type="float">
            <text:p>25.452</text:p>
          </table:table-cell>
          <table:table-cell table:formula="of:=(0.055*[.I10]+0.006*100)/100" office:value-type="float" office:value="0.0199986" calcext:value-type="float">
            <text:p>0.0199986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(0.0045*[.L10]+0.0008*1)/100" office:value-type="float" office:value="0.0000152" calcext:value-type="float">
            <text:p>0.0000152</text:p>
          </table:table-cell>
          <table:table-cell office:value-type="float" office:value="32.43" calcext:value-type="float">
            <text:p>32.43</text:p>
          </table:table-cell>
          <table:table-cell table:formula="of:=(0.055*[.N10]+0.006*100)/100" office:value-type="float" office:value="0.0238365" calcext:value-type="float">
            <text:p>0.0238365</text:p>
          </table:table-cell>
        </table:table-row>
        <table:table-row table:style-name="ro1">
          <table:table-cell/>
          <table:table-cell office:value-type="float" office:value="9.9444" calcext:value-type="float">
            <text:p>9.9444</text:p>
          </table:table-cell>
          <table:table-cell table:formula="of:=(0.0038*[.B11]+0.0006*10)/100" office:value-type="float" office:value="0.0004378872" calcext:value-type="float">
            <text:p>0.0004378872</text:p>
          </table:table-cell>
          <table:table-cell office:value-type="float" office:value="12.616" calcext:value-type="float">
            <text:p>12.616</text:p>
          </table:table-cell>
          <table:table-cell table:formula="of:=(0.055*[.D11]+0.006*100)/100" office:value-type="float" office:value="0.0129388" calcext:value-type="float">
            <text:p>0.0129388</text:p>
          </table:table-cell>
          <table:table-cell/>
          <table:table-cell office:value-type="float" office:value="0.1317" calcext:value-type="float">
            <text:p>0.1317</text:p>
          </table:table-cell>
          <table:table-cell table:formula="of:=(0.0045*[.G11]+0.0008*1)/100" office:value-type="float" office:value="0.0000139265" calcext:value-type="float">
            <text:p>1.39265E-005</text:p>
          </table:table-cell>
          <table:table-cell office:value-type="float" office:value="19.603" calcext:value-type="float">
            <text:p>19.603</text:p>
          </table:table-cell>
          <table:table-cell table:formula="of:=(0.055*[.I11]+0.006*100)/100" office:value-type="float" office:value="0.01678165" calcext:value-type="float">
            <text:p>0.01678165</text:p>
          </table:table-cell>
          <table:table-cell/>
          <table:table-cell office:value-type="float" office:value="0.13245" calcext:value-type="float">
            <text:p>0.13245</text:p>
          </table:table-cell>
          <table:table-cell table:formula="of:=(0.0045*[.L11]+0.0008*1)/100" office:value-type="float" office:value="0.00001396025" calcext:value-type="float">
            <text:p>1.396025E-005</text:p>
          </table:table-cell>
          <table:table-cell office:value-type="float" office:value="28.324" calcext:value-type="float">
            <text:p>28.324</text:p>
          </table:table-cell>
          <table:table-cell table:formula="of:=(0.055*[.N11]+0.006*100)/100" office:value-type="float" office:value="0.0215782" calcext:value-type="float">
            <text:p>0.0215782</text:p>
          </table:table-cell>
        </table:table-row>
        <table:table-row table:style-name="ro1">
          <table:table-cell/>
          <table:table-cell office:value-type="float" office:value="0.17331" calcext:value-type="float">
            <text:p>0.17331</text:p>
          </table:table-cell>
          <table:table-cell table:formula="of:=(0.0045*[.B12]+0.0008*1)/100" office:value-type="float" office:value="0.00001579895" calcext:value-type="float">
            <text:p>0.000015799</text:p>
          </table:table-cell>
          <table:table-cell office:value-type="float" office:value="11.598" calcext:value-type="float">
            <text:p>11.598</text:p>
          </table:table-cell>
          <table:table-cell table:formula="of:=(0.055*[.D12]+0.006*100)/100" office:value-type="float" office:value="0.0123789" calcext:value-type="float">
            <text:p>0.0123789</text:p>
          </table:table-cell>
          <table:table-cell/>
          <table:table-cell office:value-type="float" office:value="0.1624" calcext:value-type="float">
            <text:p>0.1624</text:p>
          </table:table-cell>
          <table:table-cell table:formula="of:=(0.0045*[.G12]+0.0008*1)/100" office:value-type="float" office:value="0.000015308" calcext:value-type="float">
            <text:p>0.000015308</text:p>
          </table:table-cell>
          <table:table-cell office:value-type="float" office:value="22.725" calcext:value-type="float">
            <text:p>22.725</text:p>
          </table:table-cell>
          <table:table-cell table:formula="of:=(0.055*[.I12]+0.006*100)/100" office:value-type="float" office:value="0.01849875" calcext:value-type="float">
            <text:p>0.01849875</text:p>
          </table:table-cell>
          <table:table-cell/>
          <table:table-cell office:value-type="float" office:value="0.10309" calcext:value-type="float">
            <text:p>0.10309</text:p>
          </table:table-cell>
          <table:table-cell table:formula="of:=(0.0045*[.L12]+0.0008*1)/100" office:value-type="float" office:value="0.00001263905" calcext:value-type="float">
            <text:p>1.263905E-005</text:p>
          </table:table-cell>
          <table:table-cell office:value-type="float" office:value="21.5" calcext:value-type="float">
            <text:p>21.5</text:p>
          </table:table-cell>
          <table:table-cell table:formula="of:=(0.055*[.N12]+0.006*100)/100" office:value-type="float" office:value="0.017825" calcext:value-type="float">
            <text:p>0.017825</text:p>
          </table:table-cell>
        </table:table-row>
        <table:table-row table:style-name="ro1">
          <table:table-cell/>
          <table:table-cell office:value-type="float" office:value="0.15032" calcext:value-type="float">
            <text:p>0.15032</text:p>
          </table:table-cell>
          <table:table-cell table:formula="of:=(0.0045*[.B13]+0.0008*1)/100" office:value-type="float" office:value="0.0000147644" calcext:value-type="float">
            <text:p>1.47644E-005</text:p>
          </table:table-cell>
          <table:table-cell office:value-type="float" office:value="10.8617" calcext:value-type="float">
            <text:p>10.8617</text:p>
          </table:table-cell>
          <table:table-cell table:formula="of:=(0.055*[.D13]+0.006*100)/100" office:value-type="float" office:value="0.011973935" calcext:value-type="float">
            <text:p>0.011973935</text:p>
          </table:table-cell>
          <table:table-cell/>
          <table:table-cell office:value-type="float" office:value="0.2043" calcext:value-type="float">
            <text:p>0.2043</text:p>
          </table:table-cell>
          <table:table-cell table:formula="of:=(0.0045*[.G13]+0.0008*1)/100" office:value-type="float" office:value="0.0000171935" calcext:value-type="float">
            <text:p>1.71935E-005</text:p>
          </table:table-cell>
          <table:table-cell office:value-type="float" office:value="24.546" calcext:value-type="float">
            <text:p>24.546</text:p>
          </table:table-cell>
          <table:table-cell table:formula="of:=(0.055*[.I13]+0.006*100)/100" office:value-type="float" office:value="0.0195003" calcext:value-type="float">
            <text:p>0.0195003</text:p>
          </table:table-cell>
          <table:table-cell/>
          <table:table-cell office:value-type="float" office:value="0.08324" calcext:value-type="float">
            <text:p>0.08324</text:p>
          </table:table-cell>
          <table:table-cell table:formula="of:=(0.0055*[.L13]+0.004*0.1)/100" office:value-type="float" office:value="0.0000085782" calcext:value-type="float">
            <text:p>8.5782E-006</text:p>
          </table:table-cell>
          <table:table-cell office:value-type="float" office:value="15.922" calcext:value-type="float">
            <text:p>15.922</text:p>
          </table:table-cell>
          <table:table-cell table:formula="of:=(0.055*[.N13]+0.006*100)/100" office:value-type="float" office:value="0.0147571" calcext:value-type="float">
            <text:p>0.0147571</text:p>
          </table:table-cell>
        </table:table-row>
        <table:table-row table:style-name="ro1">
          <table:table-cell/>
          <table:table-cell office:value-type="float" office:value="0.10187" calcext:value-type="float">
            <text:p>0.10187</text:p>
          </table:table-cell>
          <table:table-cell table:formula="of:=(0.0045*[.B14]+0.0008*1)/100" office:value-type="float" office:value="0.00001258415" calcext:value-type="float">
            <text:p>1.258415E-005</text:p>
          </table:table-cell>
          <table:table-cell office:value-type="float" office:value="7.6503" calcext:value-type="float">
            <text:p>7.6503</text:p>
          </table:table-cell>
          <table:table-cell table:formula="of:=(0.055*[.D14]+0.025*10)/100" office:value-type="float" office:value="0.006707665" calcext:value-type="float">
            <text:p>0.006707665</text:p>
          </table:table-cell>
          <table:table-cell/>
          <table:table-cell office:value-type="float" office:value="0.10803" calcext:value-type="float">
            <text:p>0.10803</text:p>
          </table:table-cell>
          <table:table-cell table:formula="of:=(0.0045*[.G14]+0.0008*1)/100" office:value-type="float" office:value="0.00001286135" calcext:value-type="float">
            <text:p>1.286135E-005</text:p>
          </table:table-cell>
          <table:table-cell office:value-type="float" office:value="15.784" calcext:value-type="float">
            <text:p>15.784</text:p>
          </table:table-cell>
          <table:table-cell table:formula="of:=(0.055*[.I14]+0.006*100)/100" office:value-type="float" office:value="0.0146812" calcext:value-type="float">
            <text:p>0.0146812</text:p>
          </table:table-cell>
          <table:table-cell/>
          <table:table-cell office:value-type="float" office:value="0.057318" calcext:value-type="float">
            <text:p>0.057318</text:p>
          </table:table-cell>
          <table:table-cell table:formula="of:=(0.0055*[.L14]+0.004*0.1)/100" office:value-type="float" office:value="0.00000715249" calcext:value-type="float">
            <text:p>7.15249E-006</text:p>
          </table:table-cell>
          <table:table-cell office:value-type="float" office:value="8.772" calcext:value-type="float">
            <text:p>8.772</text:p>
          </table:table-cell>
          <table:table-cell table:formula="of:=(0.055*[.N14]+0.025*10)/100" office:value-type="float" office:value="0.0073246" calcext:value-type="float">
            <text:p>0.0073246</text:p>
          </table:table-cell>
        </table:table-row>
        <table:table-row table:style-name="ro1">
          <table:table-cell/>
          <table:table-cell office:value-type="float" office:value="0.081532" calcext:value-type="float">
            <text:p>0.081532</text:p>
          </table:table-cell>
          <table:table-cell table:formula="of:=(0.0055*[.B15]+0.004*0.1)/100" office:value-type="float" office:value="0.00000848426" calcext:value-type="float">
            <text:p>8.48426E-006</text:p>
          </table:table-cell>
          <table:table-cell office:value-type="float" office:value="5.0892" calcext:value-type="float">
            <text:p>5.0892</text:p>
          </table:table-cell>
          <table:table-cell table:formula="of:=(0.055*[.D15]+0.025*10)/100" office:value-type="float" office:value="0.00529906" calcext:value-type="float">
            <text:p>0.00529906</text:p>
          </table:table-cell>
          <table:table-cell/>
          <table:table-cell office:value-type="float" office:value="0.07163" calcext:value-type="float">
            <text:p>0.07163</text:p>
          </table:table-cell>
          <table:table-cell table:formula="of:=(0.0055*[.G15]+0.004*0.1)/100" office:value-type="float" office:value="0.00000793965" calcext:value-type="float">
            <text:p>7.93965E-006</text:p>
          </table:table-cell>
          <table:table-cell office:value-type="float" office:value="8.4661" calcext:value-type="float">
            <text:p>8.4661</text:p>
          </table:table-cell>
          <table:table-cell table:formula="of:=(0.055*[.I15]+0.025*10)/100" office:value-type="float" office:value="0.007156355" calcext:value-type="float">
            <text:p>0.007156355</text:p>
          </table:table-cell>
          <table:table-cell/>
          <table:table-cell office:value-type="float" office:value="0.037365" calcext:value-type="float">
            <text:p>0.037365</text:p>
          </table:table-cell>
          <table:table-cell table:formula="of:=(0.0055*[.L15]+0.004*0.1)/100" office:value-type="float" office:value="0.000006055075" calcext:value-type="float">
            <text:p>6.055075E-006</text:p>
          </table:table-cell>
          <table:table-cell office:value-type="float" office:value="4.35" calcext:value-type="float">
            <text:p>4.35</text:p>
          </table:table-cell>
          <table:table-cell table:formula="of:=(0.055*[.N15]+0.025*10)/100" office:value-type="float" office:value="0.0048925" calcext:value-type="float">
            <text:p>0.0048925</text:p>
          </table:table-cell>
        </table:table-row>
        <table:table-row table:style-name="ro1">
          <table:table-cell/>
          <table:table-cell office:value-type="float" office:value="0.049872" calcext:value-type="float">
            <text:p>0.049872</text:p>
          </table:table-cell>
          <table:table-cell table:formula="of:=(0.0055*[.B16]+0.004*0.1)/100" office:value-type="float" office:value="0.00000674296" calcext:value-type="float">
            <text:p>0.000006743</text:p>
          </table:table-cell>
          <table:table-cell office:value-type="float" office:value="2.0862" calcext:value-type="float">
            <text:p>2.0862</text:p>
          </table:table-cell>
          <table:table-cell table:formula="of:=(0.055*[.D16]+0.025*10)/100" office:value-type="float" office:value="0.00364741" calcext:value-type="float">
            <text:p>0.00364741</text:p>
          </table:table-cell>
          <table:table-cell/>
          <table:table-cell office:value-type="float" office:value="0.032723" calcext:value-type="float">
            <text:p>0.032723</text:p>
          </table:table-cell>
          <table:table-cell table:formula="of:=(0.0055*[.G16]+0.004*0.1)/100" office:value-type="float" office:value="0.000005799765" calcext:value-type="float">
            <text:p>5.799765E-006</text:p>
          </table:table-cell>
          <table:table-cell office:value-type="float" office:value="2.2076" calcext:value-type="float">
            <text:p>2.2076</text:p>
          </table:table-cell>
          <table:table-cell table:formula="of:=(0.055*[.I16]+0.025*10)/100" office:value-type="float" office:value="0.00371418" calcext:value-type="float">
            <text:p>0.00371418</text:p>
          </table:table-cell>
          <table:table-cell/>
          <table:table-cell office:value-type="float" office:value="0.02182" calcext:value-type="float">
            <text:p>0.02182</text:p>
          </table:table-cell>
          <table:table-cell table:formula="of:=(0.0055*[.L16]+0.004*0.1)/100" office:value-type="float" office:value="0.0000052001" calcext:value-type="float">
            <text:p>5.2001E-006</text:p>
          </table:table-cell>
          <table:table-cell office:value-type="float" office:value="1.8912" calcext:value-type="float">
            <text:p>1.8912</text:p>
          </table:table-cell>
          <table:table-cell table:formula="of:=(0.055*[.N16]+0.025*10)/100" office:value-type="float" office:value="0.00354016" calcext:value-type="float">
            <text:p>0.00354016</text:p>
          </table:table-cell>
        </table:table-row>
        <table:table-row table:style-name="ro1">
          <table:table-cell/>
          <table:table-cell office:value-type="float" office:value="0.029815" calcext:value-type="float">
            <text:p>0.029815</text:p>
          </table:table-cell>
          <table:table-cell table:formula="of:=(0.0055*[.B17]+0.004*0.1)/100" office:value-type="float" office:value="0.000005639825" calcext:value-type="float">
            <text:p>5.639825E-006</text:p>
          </table:table-cell>
          <table:table-cell office:value-type="float" office:value="0.8511" calcext:value-type="float">
            <text:p>0.8511</text:p>
          </table:table-cell>
          <table:table-cell table:formula="of:=(0.055*[.D17]+0.025*10)/100" office:value-type="float" office:value="0.002968105" calcext:value-type="float">
            <text:p>0.002968105</text:p>
          </table:table-cell>
          <table:table-cell/>
          <table:table-cell office:value-type="float" office:value="0.006038" calcext:value-type="float">
            <text:p>0.006038</text:p>
          </table:table-cell>
          <table:table-cell table:formula="of:=(0.0055*[.G17]+0.004*0.1)/100" office:value-type="float" office:value="0.00000433209" calcext:value-type="float">
            <text:p>4.33209E-006</text:p>
          </table:table-cell>
          <table:table-cell office:value-type="float" office:value="0.1039" calcext:value-type="float">
            <text:p>0.1039</text:p>
          </table:table-cell>
          <table:table-cell table:formula="of:=(0.055*[.I17]+0.025*10)/100" office:value-type="float" office:value="0.002557145" calcext:value-type="float">
            <text:p>0.002557145</text:p>
          </table:table-cell>
          <table:table-cell/>
          <table:table-cell office:value-type="float" office:value="0.009143" calcext:value-type="float">
            <text:p>0.009143</text:p>
          </table:table-cell>
          <table:table-cell table:formula="of:=(0.0055*[.L17]+0.004*0.1)/100" office:value-type="float" office:value="0.000004502865" calcext:value-type="float">
            <text:p>4.502865E-006</text:p>
          </table:table-cell>
          <table:table-cell office:value-type="float" office:value="0.465" calcext:value-type="float">
            <text:p>0.465</text:p>
          </table:table-cell>
          <table:table-cell table:formula="of:=(0.055*[.N17]+0.025*10)/100" office:value-type="float" office:value="0.00275575" calcext:value-type="float">
            <text:p>0.00275575</text:p>
          </table:table-cell>
        </table:table-row>
        <table:table-row table:style-name="ro1">
          <table:table-cell/>
          <table:table-cell office:value-type="float" office:value="0.006633" calcext:value-type="float">
            <text:p>0.006633</text:p>
          </table:table-cell>
          <table:table-cell table:formula="of:=(0.0055*[.B18]+0.004*0.1)/100" office:value-type="float" office:value="0.000004364815" calcext:value-type="float">
            <text:p>4.364815E-006</text:p>
          </table:table-cell>
          <table:table-cell office:value-type="float" office:value="0.0482" calcext:value-type="float">
            <text:p>0.0482</text:p>
          </table:table-cell>
          <table:table-cell table:formula="of:=(0.055*[.D18]+0.025*10)/100" office:value-type="float" office:value="0.00252651" calcext:value-type="float">
            <text:p>0.00252651</text:p>
          </table:table-cell>
          <table:table-cell table:number-columns-repeated="10"/>
        </table:table-row>
      </table:table>
      <table:table table:name="zesil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U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U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Ib m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c m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b m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c m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b m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c m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float" office:value="0.053" calcext:value-type="float">
            <text:p>0.053</text:p>
          </table:table-cell>
          <table:table-cell table:formula="of:=0.003*[.B6]+3*0.0001" office:value-type="float" office:value="0.000459" calcext:value-type="float">
            <text:p>0.000459</text:p>
          </table:table-cell>
          <table:table-cell office:value-type="float" office:value="6.938" calcext:value-type="float">
            <text:p>6.938</text:p>
          </table:table-cell>
          <table:table-cell table:formula="of:=0.00055*[.D6]+0.00025*10" office:value-type="float" office:value="0.0063159" calcext:value-type="float">
            <text:p>0.0063159</text:p>
          </table:table-cell>
          <table:table-cell/>
          <table:table-cell office:value-type="float" office:value="0.0506" calcext:value-type="float">
            <text:p>0.0506</text:p>
          </table:table-cell>
          <table:table-cell table:formula="of:=0.003*[.G6]+3*0.0001" office:value-type="float" office:value="0.0004518" calcext:value-type="float">
            <text:p>0.0004518</text:p>
          </table:table-cell>
          <table:table-cell office:value-type="float" office:value="6.692" calcext:value-type="float">
            <text:p>6.692</text:p>
          </table:table-cell>
          <table:table-cell table:formula="of:=0.00055*[.I6]+0.00025*10" office:value-type="float" office:value="0.0061806" calcext:value-type="float">
            <text:p>0.0061806</text:p>
          </table:table-cell>
          <table:table-cell/>
          <table:table-cell office:value-type="float" office:value="0.0586" calcext:value-type="float">
            <text:p>0.0586</text:p>
          </table:table-cell>
          <table:table-cell table:formula="of:=0.003*[.L6]+3*0.0001" office:value-type="float" office:value="0.0004758" calcext:value-type="float">
            <text:p>0.0004758</text:p>
          </table:table-cell>
          <table:table-cell office:value-type="float" office:value="7.842" calcext:value-type="float">
            <text:p>7.842</text:p>
          </table:table-cell>
          <table:table-cell table:formula="of:=0.00055*[.N6]+0.00025*10" office:value-type="float" office:value="0.0068131" calcext:value-type="float">
            <text:p>0.0068131</text:p>
          </table:table-cell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 table:formula="of:=0.003*[.B7]+3*0.0001" office:value-type="float" office:value="0.002757" calcext:value-type="float">
            <text:p>0.002757</text:p>
          </table:table-cell>
          <table:table-cell office:value-type="float" office:value="10.6979" calcext:value-type="float">
            <text:p>10.6979</text:p>
          </table:table-cell>
          <table:table-cell table:formula="of:=0.00055*[.D7]+0.00025*10" office:value-type="float" office:value="0.008383845" calcext:value-type="float">
            <text:p>0.008383845</text:p>
          </table:table-cell>
          <table:table-cell/>
          <table:table-cell office:value-type="float" office:value="0.0918" calcext:value-type="float">
            <text:p>0.0918</text:p>
          </table:table-cell>
          <table:table-cell table:formula="of:=0.003*[.G7]+3*0.0001" office:value-type="float" office:value="0.0005754" calcext:value-type="float">
            <text:p>0.0005754</text:p>
          </table:table-cell>
          <table:table-cell office:value-type="float" office:value="12.166" calcext:value-type="float">
            <text:p>12.166</text:p>
          </table:table-cell>
          <table:table-cell table:formula="of:=0.00055*[.I7]+0.00025*100" office:value-type="float" office:value="0.0316913" calcext:value-type="float">
            <text:p>0.0316913</text:p>
          </table:table-cell>
          <table:table-cell/>
          <table:table-cell office:value-type="float" office:value="0.1008" calcext:value-type="float">
            <text:p>0.1008</text:p>
          </table:table-cell>
          <table:table-cell table:formula="of:=0.003*[.L7]+3*0.0001" office:value-type="float" office:value="0.0006024" calcext:value-type="float">
            <text:p>0.0006024</text:p>
          </table:table-cell>
          <table:table-cell office:value-type="float" office:value="13.52" calcext:value-type="float">
            <text:p>13.52</text:p>
          </table:table-cell>
          <table:table-cell table:formula="of:=0.00055*[.N7]+0.00025*100" office:value-type="float" office:value="0.032436" calcext:value-type="float">
            <text:p>0.032436</text:p>
          </table:table-cell>
        </table:table-row>
        <table:table-row table:style-name="ro1">
          <table:table-cell/>
          <table:table-cell office:value-type="float" office:value="0.1124" calcext:value-type="float">
            <text:p>0.1124</text:p>
          </table:table-cell>
          <table:table-cell table:formula="of:=0.003*[.B8]+3*0.0001" office:value-type="float" office:value="0.0006372" calcext:value-type="float">
            <text:p>0.0006372</text:p>
          </table:table-cell>
          <table:table-cell office:value-type="float" office:value="14.704" calcext:value-type="float">
            <text:p>14.704</text:p>
          </table:table-cell>
          <table:table-cell table:formula="of:=0.00055*[.D8]+0.00025*100" office:value-type="float" office:value="0.0330872" calcext:value-type="float">
            <text:p>0.0330872</text:p>
          </table:table-cell>
          <table:table-cell/>
          <table:table-cell office:value-type="float" office:value="0.1312" calcext:value-type="float">
            <text:p>0.1312</text:p>
          </table:table-cell>
          <table:table-cell table:formula="of:=0.003*[.G8]+3*0.0001" office:value-type="float" office:value="0.0006936" calcext:value-type="float">
            <text:p>0.0006936</text:p>
          </table:table-cell>
          <table:table-cell office:value-type="float" office:value="17.426" calcext:value-type="float">
            <text:p>17.426</text:p>
          </table:table-cell>
          <table:table-cell table:formula="of:=0.00055*[.I8]+0.00025*100" office:value-type="float" office:value="0.0345843" calcext:value-type="float">
            <text:p>0.0345843</text:p>
          </table:table-cell>
          <table:table-cell/>
          <table:table-cell office:value-type="float" office:value="0.1491" calcext:value-type="float">
            <text:p>0.1491</text:p>
          </table:table-cell>
          <table:table-cell table:formula="of:=0.003*[.L8]+3*0.0001" office:value-type="float" office:value="0.0007473" calcext:value-type="float">
            <text:p>0.0007473</text:p>
          </table:table-cell>
          <table:table-cell office:value-type="float" office:value="20.065" calcext:value-type="float">
            <text:p>20.065</text:p>
          </table:table-cell>
          <table:table-cell table:formula="of:=0.00055*[.N8]+0.00025*100" office:value-type="float" office:value="0.03603575" calcext:value-type="float">
            <text:p>0.03603575</text:p>
          </table:table-cell>
        </table:table-row>
        <table:table-row table:style-name="ro1">
          <table:table-cell/>
          <table:table-cell office:value-type="float" office:value="0.1504" calcext:value-type="float">
            <text:p>0.1504</text:p>
          </table:table-cell>
          <table:table-cell table:formula="of:=0.003*[.B9]+3*0.0001" office:value-type="float" office:value="0.0007512" calcext:value-type="float">
            <text:p>0.0007512</text:p>
          </table:table-cell>
          <table:table-cell office:value-type="float" office:value="19.668" calcext:value-type="float">
            <text:p>19.668</text:p>
          </table:table-cell>
          <table:table-cell table:formula="of:=0.00055*[.D9]+0.00025*100" office:value-type="float" office:value="0.0358174" calcext:value-type="float">
            <text:p>0.0358174</text:p>
          </table:table-cell>
          <table:table-cell/>
          <table:table-cell office:value-type="float" office:value="0.1717" calcext:value-type="float">
            <text:p>0.1717</text:p>
          </table:table-cell>
          <table:table-cell table:formula="of:=0.003*[.G9]+3*0.0001" office:value-type="float" office:value="0.0008151" calcext:value-type="float">
            <text:p>0.0008151</text:p>
          </table:table-cell>
          <table:table-cell office:value-type="float" office:value="22.803" calcext:value-type="float">
            <text:p>22.803</text:p>
          </table:table-cell>
          <table:table-cell table:formula="of:=0.00055*[.I9]+0.00025*100" office:value-type="float" office:value="0.03754165" calcext:value-type="float">
            <text:p>0.03754165</text:p>
          </table:table-cell>
          <table:table-cell/>
          <table:table-cell office:value-type="float" office:value="0.2002" calcext:value-type="float">
            <text:p>0.2002</text:p>
          </table:table-cell>
          <table:table-cell table:formula="of:=0.003*[.L9]+3*0.0001" office:value-type="float" office:value="0.0009006" calcext:value-type="float">
            <text:p>0.0009006</text:p>
          </table:table-cell>
          <table:table-cell office:value-type="float" office:value="27.02" calcext:value-type="float">
            <text:p>27.02</text:p>
          </table:table-cell>
          <table:table-cell table:formula="of:=0.00055*[.N9]+0.00025*100" office:value-type="float" office:value="0.039861" calcext:value-type="float">
            <text:p>0.039861</text:p>
          </table:table-cell>
        </table:table-row>
        <table:table-row table:style-name="ro1">
          <table:table-cell/>
          <table:table-cell office:value-type="float" office:value="0.1943" calcext:value-type="float">
            <text:p>0.1943</text:p>
          </table:table-cell>
          <table:table-cell table:formula="of:=0.003*[.B10]+3*0.0001" office:value-type="float" office:value="0.0008829" calcext:value-type="float">
            <text:p>0.0008829</text:p>
          </table:table-cell>
          <table:table-cell office:value-type="float" office:value="25.374" calcext:value-type="float">
            <text:p>25.374</text:p>
          </table:table-cell>
          <table:table-cell table:formula="of:=0.00055*[.D10]+0.00025*100" office:value-type="float" office:value="0.0389557" calcext:value-type="float">
            <text:p>0.0389557</text:p>
          </table:table-cell>
          <table:table-cell/>
          <table:table-cell office:value-type="float" office:value="0.2001" calcext:value-type="float">
            <text:p>0.2001</text:p>
          </table:table-cell>
          <table:table-cell table:formula="of:=0.003*[.G10]+3*0.0001" office:value-type="float" office:value="0.0009003" calcext:value-type="float">
            <text:p>0.0009003</text:p>
          </table:table-cell>
          <table:table-cell office:value-type="float" office:value="26.585" calcext:value-type="float">
            <text:p>26.585</text:p>
          </table:table-cell>
          <table:table-cell table:formula="of:=0.00055*[.I10]+0.00025*100" office:value-type="float" office:value="0.03962175" calcext:value-type="float">
            <text:p>0.03962175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0.003*[.L10]+3*0.0001" office:value-type="float" office:value="0.00105" calcext:value-type="float">
            <text:p>0.00105</text:p>
          </table:table-cell>
          <table:table-cell office:value-type="float" office:value="33.82" calcext:value-type="float">
            <text:p>33.82</text:p>
          </table:table-cell>
          <table:table-cell table:formula="of:=0.00055*[.N10]+0.00025*100" office:value-type="float" office:value="0.043601" calcext:value-type="float">
            <text:p>0.043601</text:p>
          </table:table-cell>
        </table:table-row>
        <table:table-row table:style-name="ro1">
          <table:table-cell/>
          <table:table-cell office:value-type="float" office:value="0.2275" calcext:value-type="float">
            <text:p>0.2275</text:p>
          </table:table-cell>
          <table:table-cell table:formula="of:=0.003*[.B11]+3*0.0001" office:value-type="float" office:value="0.0009825" calcext:value-type="float">
            <text:p>0.0009825</text:p>
          </table:table-cell>
          <table:table-cell office:value-type="float" office:value="29.678" calcext:value-type="float">
            <text:p>29.678</text:p>
          </table:table-cell>
          <table:table-cell table:formula="of:=0.00055*[.D11]+0.00025*100" office:value-type="float" office:value="0.0413229" calcext:value-type="float">
            <text:p>0.0413229</text:p>
          </table:table-cell>
          <table:table-cell/>
          <table:table-cell office:value-type="float" office:value="0.2316" calcext:value-type="float">
            <text:p>0.2316</text:p>
          </table:table-cell>
          <table:table-cell table:formula="of:=0.003*[.G11]+3*0.0001" office:value-type="float" office:value="0.0009948" calcext:value-type="float">
            <text:p>0.0009948</text:p>
          </table:table-cell>
          <table:table-cell office:value-type="float" office:value="30.78" calcext:value-type="float">
            <text:p>30.78</text:p>
          </table:table-cell>
          <table:table-cell table:formula="of:=0.00055*[.I11]+0.00025*100" office:value-type="float" office:value="0.041929" calcext:value-type="float">
            <text:p>0.041929</text:p>
          </table:table-cell>
          <table:table-cell/>
          <table:table-cell office:value-type="float" office:value="0.2992" calcext:value-type="float">
            <text:p>0.2992</text:p>
          </table:table-cell>
          <table:table-cell table:formula="of:=0.003*[.L11]+3*0.0001" office:value-type="float" office:value="0.0011976" calcext:value-type="float">
            <text:p>0.0011976</text:p>
          </table:table-cell>
          <table:table-cell office:value-type="float" office:value="40.564" calcext:value-type="float">
            <text:p>40.564</text:p>
          </table:table-cell>
          <table:table-cell table:formula="of:=0.00055*[.N11]+0.00025*100" office:value-type="float" office:value="0.0473102" calcext:value-type="float">
            <text:p>0.0473102</text:p>
          </table:table-cell>
        </table:table-row>
        <table:table-row table:style-name="ro1">
          <table:table-cell/>
          <table:table-cell office:value-type="float" office:value="0.2508" calcext:value-type="float">
            <text:p>0.2508</text:p>
          </table:table-cell>
          <table:table-cell table:formula="of:=0.003*[.B12]+3*0.0001" office:value-type="float" office:value="0.0010524" calcext:value-type="float">
            <text:p>0.0010524</text:p>
          </table:table-cell>
          <table:table-cell office:value-type="float" office:value="32.676" calcext:value-type="float">
            <text:p>32.676</text:p>
          </table:table-cell>
          <table:table-cell table:formula="of:=0.00055*[.D12]+0.00025*100" office:value-type="float" office:value="0.0429718" calcext:value-type="float">
            <text:p>0.0429718</text:p>
          </table:table-cell>
          <table:table-cell/>
          <table:table-cell office:value-type="float" office:value="0.2592" calcext:value-type="float">
            <text:p>0.2592</text:p>
          </table:table-cell>
          <table:table-cell table:formula="of:=0.003*[.G12]+3*0.0001" office:value-type="float" office:value="0.0010776" calcext:value-type="float">
            <text:p>0.0010776</text:p>
          </table:table-cell>
          <table:table-cell office:value-type="float" office:value="34.46" calcext:value-type="float">
            <text:p>34.46</text:p>
          </table:table-cell>
          <table:table-cell table:formula="of:=0.00055*[.I12]+0.00025*100" office:value-type="float" office:value="0.043953" calcext:value-type="float">
            <text:p>0.0439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951" calcext:value-type="float">
            <text:p>0.2951</text:p>
          </table:table-cell>
          <table:table-cell table:formula="of:=0.003*[.B13]+3*0.0001" office:value-type="float" office:value="0.0011853" calcext:value-type="float">
            <text:p>0.0011853</text:p>
          </table:table-cell>
          <table:table-cell office:value-type="float" office:value="38.39" calcext:value-type="float">
            <text:p>38.39</text:p>
          </table:table-cell>
          <table:table-cell table:formula="of:=0.00055*[.D13]+0.00025*100" office:value-type="float" office:value="0.0461145" calcext:value-type="float">
            <text:p>0.0461145</text:p>
          </table:table-cell>
          <table:table-cell/>
          <table:table-cell office:value-type="float" office:value="0.2981" calcext:value-type="float">
            <text:p>0.2981</text:p>
          </table:table-cell>
          <table:table-cell table:formula="of:=0.003*[.G13]+3*0.0001" office:value-type="float" office:value="0.0011943" calcext:value-type="float">
            <text:p>0.0011943</text:p>
          </table:table-cell>
          <table:table-cell office:value-type="float" office:value="39.62" calcext:value-type="float">
            <text:p>39.62</text:p>
          </table:table-cell>
          <table:table-cell table:formula="of:=0.00055*[.I13]+0.00025*100" office:value-type="float" office:value="0.046791" calcext:value-type="float">
            <text:p>0.04679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20:01:30.633346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10-17T02:08:10.236345548</dc:date>
    <dc:creator>Vladislav Wohlrath</dc:creator>
    <meta:editing-duration>PT5H33M44S</meta:editing-duration>
    <meta:editing-cycles>8</meta:editing-cycles>
    <meta:document-statistic meta:table-count="3" meta:cell-count="369" meta:object-count="0"/>
  </office:meta>
</office:document-meta>
</file>